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4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Pusat data flc<text:tab/><text:tab/></text:p>
          </draw:text-box>
        </draw:frame>
        <draw:frame presentation:style-name="pr2" draw:text-style-name="P1" draw:layer="layout" svg:width="23.8cm" svg:height="3.952cm" svg:x="2.2cm" svg:y="15.789cm" presentation:class="subtitle" presentation:user-transformed="true">
          <draw:text-box>
            <text:p>1. form pendaftaran</text:p>
            <text:p>1.1 riwayat pendidikan</text:p>
            <text:p>1.2 kepemimpinnan/organisas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4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20:09:41.216311240</meta:creation-date>
    <meta:editing-duration>PT2M6S</meta:editing-duration>
    <meta:editing-cycles>2</meta:editing-cycles>
    <meta:generator>LibreOffice/6.4.5.2$Linux_X86_64 LibreOffice_project/40$Build-2</meta:generator>
    <dc:title>Impress</dc:title>
    <dc:date>2020-09-11T20:11:47.024148911</dc:date>
    <meta:document-statistic meta:object-count="42"/>
  </office:meta>
</office:document-meta>
</file>